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60000005F1A0876BD1B8C20D6.png" manifest:media-type="image/png"/>
  <manifest:file-entry manifest:full-path="Pictures/100000000000020A00000058932940F1F4CDC831.png" manifest:media-type="image/png"/>
  <manifest:file-entry manifest:full-path="Pictures/100000000000020D000001AAFBC42DE8F82EEB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width="17cm" svg:height="2.925cm" draw:z-index="0"><draw:image xlink:href="Pictures/10000000000002B60000005F1A0876BD1B8C20D6.png" xlink:type="simple" xlink:show="embed" xlink:actuate="onLoad"/></draw:frame><draw:frame draw:style-name="fr2" draw:name="图像2" text:anchor-type="paragraph" svg:x="0.55cm" svg:y="2.725cm" svg:width="13.889cm" svg:height="11.269cm" draw:z-index="1"><draw:image xlink:href="Pictures/100000000000020D000001AAFBC42DE8F82EEB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图像3" text:anchor-type="paragraph" svg:x="0.353cm" svg:y="0cm" svg:width="13.809cm" svg:height="2.328cm" draw:z-index="2"><draw:image xlink:href="Pictures/100000000000020A00000058932940F1F4CDC8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8S</meta:editing-duration>
    <meta:editing-cycles>3</meta:editing-cycles>
    <meta:generator>LibreOffice/5.3.0.3$Windows_X86_64 LibreOffice_project/7074905676c47b82bbcfbea1aeefc84afe1c50e1</meta:generator>
    <dc:date>2018-03-15T22:56:24.126000000</dc:date>
    <meta:document-statistic meta:table-count="0" meta:image-count="3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